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1" fo:font-size="14pt" fo:font-weight="bold" officeooo:rsid="002b3c0f" officeooo:paragraph-rsid="003923dc" style:font-weight-asian="bold" style:font-weight-complex="bold"/>
    </style:style>
    <style:style style:name="P9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10" style:family="paragraph" style:parent-style-name="Text_20_body">
      <style:text-properties style:font-name="Arial1" fo:language="en" fo:country="US" fo:font-weight="bold" officeooo:rsid="0020787a" officeooo:paragraph-rsid="0020787a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1" fo:language="en" fo:country="US" fo:font-weight="bold" officeooo:paragraph-rsid="0020787a" style:font-weight-asian="bold" style:font-weight-complex="bold"/>
    </style:style>
    <style:style style:name="P12" style:family="paragraph" style:parent-style-name="Horizontal_20_Line">
      <style:text-properties style:font-name="Arial1" fo:language="en" fo:country="US"/>
    </style:style>
    <style:style style:name="P13" style:family="paragraph" style:parent-style-name="Horizontal_20_Line">
      <style:text-properties style:font-name="Arial1" fo:language="en" fo:country="US" fo:font-weight="bold" officeooo:rsid="0020787a" officeooo:paragraph-rsid="0022484b" style:font-weight-asian="bold" style:font-weight-complex="bold"/>
    </style:style>
    <style:style style:name="P14" style:family="paragraph" style:parent-style-name="Horizontal_20_Line">
      <style:text-properties style:font-name="Arial1" fo:language="en" fo:country="US" fo:font-weight="bold" officeooo:paragraph-rsid="003923dc" style:font-weight-asian="bold" style:font-weight-complex="bold"/>
    </style:style>
    <style:style style:name="P15" style:family="paragraph" style:parent-style-name="Horizontal_20_Line">
      <style:text-properties style:font-name="Arial1"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Horizontal_20_Line">
      <style:text-properties style:font-name="Arial1" fo:font-size="14pt" fo:language="en" fo:country="US"/>
    </style:style>
    <style:style style:name="P17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2" style:family="paragraph" style:parent-style-name="Text_20_body" style:list-style-name="L3">
      <style:text-properties style:font-name="Arial1" fo:font-size="10pt" fo:language="en" fo:country="US" fo:font-weight="normal" officeooo:rsid="001820c1" officeooo:paragraph-rsid="003efbe6" style:font-size-asian="10pt" style:font-weight-asian="normal" style:font-size-complex="10pt" style:font-weight-complex="normal"/>
    </style:style>
    <style:style style:name="P23" style:family="paragraph" style:parent-style-name="Text_20_body" style:list-style-name="L3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L3">
      <style:text-properties style:font-name="Arial1" fo:font-size="10pt" fo:language="en" fo:country="US" fo:font-weight="normal" officeooo:rsid="002e933d" officeooo:paragraph-rsid="002e933d" style:font-size-asian="10pt" style:font-weight-asian="normal" style:font-size-complex="10pt" style:font-weight-complex="normal"/>
    </style:style>
    <style:style style:name="P25" style:family="paragraph" style:parent-style-name="Text_20_body" style:list-style-name="L4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L4">
      <style:text-properties style:font-name="Arial1" fo:font-size="10pt" fo:language="en" fo:country="US" fo:font-weight="normal" officeooo:rsid="001b5e72" officeooo:paragraph-rsid="001b5e72" style:font-size-asian="10pt" style:font-weight-asian="normal" style:font-size-complex="10pt" style:font-weight-complex="normal"/>
    </style:style>
    <style:style style:name="P27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officeooo:rsid="001b5e72" officeooo:paragraph-rsid="001b5e72" style:font-size-asian="10pt" style:font-weight-asian="normal" style:font-size-complex="10pt" style:font-weight-complex="normal"/>
    </style:style>
    <style:style style:name="P28" style:family="paragraph" style:parent-style-name="Text_20_body" style:list-style-name="L4">
      <style:text-properties style:font-name="Arial1" fo:font-size="10pt" fo:language="en" fo:country="US" fo:font-weight="normal" officeooo:rsid="002c6284" officeooo:paragraph-rsid="002c6284" style:font-size-asian="10pt" style:font-weight-asian="normal" style:font-size-complex="10pt" style:font-weight-complex="normal"/>
    </style:style>
    <style:style style:name="P29" style:family="paragraph" style:parent-style-name="Text_20_body" style:list-style-name="L4">
      <style:text-properties style:font-name="Arial1" fo:font-size="10pt" fo:language="en" fo:country="US" fo:font-weight="normal" officeooo:rsid="00267882" officeooo:paragraph-rsid="00267882" style:font-size-asian="10pt" style:font-weight-asian="normal" style:font-size-complex="10pt" style:font-weight-complex="normal"/>
    </style:style>
    <style:style style:name="P30" style:family="paragraph" style:parent-style-name="Text_20_body" style:list-style-name="L5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31" style:family="paragraph" style:parent-style-name="Text_20_body" style:list-style-name="L5">
      <style:text-properties style:font-name="Arial1" fo:font-size="10pt" fo:language="en" fo:country="US" fo:font-weight="normal" officeooo:paragraph-rsid="00443fd8" style:font-size-asian="10pt" style:font-weight-asian="normal" style:font-size-complex="10pt" style:font-weight-complex="normal"/>
    </style:style>
    <style:style style:name="P32" style:family="paragraph" style:parent-style-name="Text_20_body" style:list-style-name="L5">
      <style:text-properties style:font-name="Arial1" fo:font-size="10pt" fo:language="en" fo:country="US" fo:font-weight="normal" officeooo:rsid="001bdb56" officeooo:paragraph-rsid="001bdb56" style:font-size-asian="10pt" style:font-weight-asian="normal" style:font-size-complex="10pt" style:font-weight-complex="normal"/>
    </style:style>
    <style:style style:name="P33" style:family="paragraph" style:parent-style-name="Text_20_body" style:list-style-name="L8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34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35" style:family="paragraph" style:parent-style-name="Text_20_body" style:list-style-name="L4">
      <style:text-properties style:font-name="Arial1" fo:font-size="10pt" fo:language="en" fo:country="US" fo:font-weight="bold" officeooo:rsid="0034e941" officeooo:paragraph-rsid="00386c13" style:font-size-asian="10pt" style:font-weight-asian="bold" style:font-size-complex="10pt" style:font-weight-complex="bold"/>
    </style:style>
    <style:style style:name="P36" style:family="paragraph" style:parent-style-name="Text_20_body" style:list-style-name="L4">
      <style:text-properties style:font-name="Arial1" fo:font-size="10pt" fo:language="en" fo:country="US" fo:font-weight="bold" officeooo:rsid="003da26f" officeooo:paragraph-rsid="003da26f" style:font-size-asian="10pt" style:font-weight-asian="bold" style:font-size-complex="10pt" style:font-weight-complex="bold"/>
    </style:style>
    <style:style style:name="P37" style:family="paragraph" style:parent-style-name="Text_20_body" style:list-style-name="L4">
      <style:text-properties style:font-name="Arial1" fo:font-size="10pt" fo:language="en" fo:country="US" fo:font-weight="bold" officeooo:rsid="00443fd8" officeooo:paragraph-rsid="00443fd8" style:font-size-asian="10pt" style:font-weight-asian="bold" style:font-size-complex="10pt" style:font-weight-complex="bold"/>
    </style:style>
    <style:style style:name="P38" style:family="paragraph" style:parent-style-name="Text_20_body" style:list-style-name="L8">
      <style:paragraph-properties fo:text-align="start" style:justify-single-word="false"/>
      <style:text-properties style:font-name="Arial1" fo:font-size="10pt" fo:language="en" fo:country="US" officeooo:paragraph-rsid="00319262" style:font-size-asian="10pt" style:font-size-complex="10pt"/>
    </style:style>
    <style:style style:name="P39" style:family="paragraph" style:parent-style-name="Text_20_body">
      <style:text-properties style:font-name="Arial1" fo:language="en" fo:country="US" fo:font-weight="bold" officeooo:rsid="0020787a" officeooo:paragraph-rsid="0020787a" style:font-weight-asian="bold" style:font-weight-complex="bold"/>
    </style:style>
    <style:style style:name="P40" style:family="paragraph" style:parent-style-name="Text_20_body" style:list-style-name="L6">
      <style:text-properties officeooo:paragraph-rsid="0020787a"/>
    </style:style>
    <style:style style:name="P41" style:family="paragraph" style:parent-style-name="Text_20_body" style:list-style-name="L6">
      <style:text-properties officeooo:paragraph-rsid="003041ba"/>
    </style:style>
    <style:style style:name="P42" style:family="paragraph" style:parent-style-name="Text_20_body" style:list-style-name="L7">
      <style:text-properties officeooo:paragraph-rsid="003923dc"/>
    </style:style>
    <style:style style:name="P43" style:family="paragraph" style:parent-style-name="Text_20_body" style:list-style-name="L7">
      <style:text-properties officeooo:paragraph-rsid="00443fd8"/>
    </style:style>
    <style:style style:name="P44" style:family="paragraph" style:parent-style-name="Text_20_body" style:list-style-name="L8">
      <style:paragraph-properties fo:text-align="start" style:justify-single-word="false"/>
      <style:text-properties officeooo:paragraph-rsid="001f296d"/>
    </style:style>
    <style:style style:name="P45" style:family="paragraph" style:parent-style-name="Text_20_body" style:list-style-name="L8">
      <style:paragraph-properties fo:text-align="start" style:justify-single-word="false"/>
      <style:text-properties officeooo:paragraph-rsid="003192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fca" style:font-weight-asian="bold" style:font-weight-complex="bold"/>
    </style:style>
    <style:style style:name="T3" style:family="text">
      <style:text-properties fo:font-weight="bold" officeooo:rsid="001f296d" style:font-weight-asian="bold" style:font-weight-complex="bold"/>
    </style:style>
    <style:style style:name="T4" style:family="text">
      <style:text-properties fo:font-weight="bold" officeooo:rsid="002417c8" style:font-weight-asian="bold" style:font-weight-complex="bold"/>
    </style:style>
    <style:style style:name="T5" style:family="text">
      <style:text-properties fo:font-weight="bold" officeooo:rsid="003041ba" style:font-weight-asian="bold" style:font-weight-complex="bold"/>
    </style:style>
    <style:style style:name="T6" style:family="text">
      <style:text-properties fo:font-weight="bold" officeooo:rsid="003c98a8" style:font-weight-asian="bold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3d0b1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041ba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9f8d" style:font-style-asian="normal" style:font-weight-asian="normal" style:font-style-complex="normal" style:font-weight-complex="normal"/>
    </style:style>
    <style:style style:name="T11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super 58%" style:font-name="Arial1" fo:font-size="10pt" fo:language="en" fo:country="US" fo:font-weight="normal" officeooo:rsid="001f296d" style:font-size-asian="10pt" style:font-weight-asian="normal" style:font-size-complex="10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6e0f7" style:font-weight-asian="normal" style:font-weight-complex="normal"/>
    </style:style>
    <style:style style:name="T16" style:family="text">
      <style:text-properties fo:font-weight="normal" officeooo:rsid="00443fd8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9" style:family="text">
      <style:text-properties fo:font-size="14pt"/>
    </style:style>
    <style:style style:name="T20" style:family="text">
      <style:text-properties officeooo:rsid="001820c1"/>
    </style:style>
    <style:style style:name="T21" style:family="text">
      <style:text-properties style:font-name="Arial1" fo:font-size="10pt" fo:language="en" fo:country="US" fo:font-style="normal" officeooo:rsid="0020787a" style:font-size-asian="10pt" style:font-style-asian="normal" style:font-size-complex="10pt" style:font-style-complex="normal"/>
    </style:style>
    <style:style style:name="T22" style:family="text">
      <style:text-properties style:font-name="Arial1" fo:font-size="10pt" fo:language="en" fo:country="US" fo:font-style="normal" officeooo:rsid="00209f8d" style:font-size-asian="10pt" style:font-style-asian="normal" style:font-size-complex="10pt" style:font-style-complex="normal"/>
    </style:style>
    <style:style style:name="T23" style:family="text">
      <style:text-properties style:font-name="Arial1" fo:font-size="10pt" fo:language="en" fo:country="US" fo:font-style="normal" officeooo:rsid="003041ba" style:font-size-asian="10pt" style:font-style-asian="normal" style:font-size-complex="10pt" style:font-style-complex="normal"/>
    </style:style>
    <style:style style:name="T24" style:family="text">
      <style:text-properties style:font-name="Arial1" fo:font-size="10pt" fo:language="en" fo:country="US" fo:font-style="normal" fo:font-weight="bold" officeooo:rsid="003041ba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Arial1" fo:font-size="10pt" fo:language="en" fo:country="US" fo:font-style="normal" fo:font-weight="normal" officeooo:rsid="002b3c0f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Arial1" fo:font-size="10pt" fo:language="en" fo:country="US" fo:font-style="normal" fo:font-weight="normal" officeooo:rsid="003041ba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Arial1" fo:font-size="10pt" fo:language="en" fo:country="US" fo:font-style="normal" fo:font-weight="normal" officeooo:rsid="00209f8d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Arial1" fo:font-size="10pt" fo:language="en" fo:country="US" fo:font-style="normal" fo:font-weight="normal" officeooo:rsid="00443fd8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Arial1" fo:font-size="10pt" fo:language="en" fo:country="US" fo:font-weight="normal" officeooo:rsid="0020787a" style:font-size-asian="10pt" style:font-weight-asian="normal" style:font-size-complex="10pt" style:font-weight-complex="normal"/>
    </style:style>
    <style:style style:name="T30" style:family="text">
      <style:text-properties style:font-name="Arial1" fo:font-size="10pt" fo:language="en" fo:country="US" fo:font-weight="normal" officeooo:rsid="001f296d" style:font-size-asian="10pt" style:font-weight-asian="normal" style:font-size-complex="10pt" style:font-weight-complex="normal"/>
    </style:style>
    <style:style style:name="T31" style:family="text">
      <style:text-properties style:font-name="Arial1" fo:language="en" fo:country="US"/>
    </style:style>
    <style:style style:name="T32" style:family="text">
      <style:text-properties style:font-name="Arial1" fo:language="en" fo:country="US" fo:font-weight="bold" style:font-weight-asian="bold" style:font-weight-complex="bold"/>
    </style:style>
    <style:style style:name="T33" style:family="text">
      <style:text-properties officeooo:rsid="001b5e72"/>
    </style:style>
    <style:style style:name="T34" style:family="text">
      <style:text-properties officeooo:rsid="001f296d"/>
    </style:style>
    <style:style style:name="T35" style:family="text">
      <style:text-properties officeooo:rsid="003386c0"/>
    </style:style>
    <style:style style:name="T36" style:family="text">
      <style:text-properties officeooo:rsid="003e1bbc"/>
    </style:style>
    <style:style style:name="T37" style:family="text">
      <style:text-properties officeooo:rsid="004075da"/>
    </style:style>
    <style:style style:name="T38" style:family="text">
      <style:text-properties officeooo:rsid="00443fd8"/>
    </style:style>
    <style:style style:name="T39" style:family="text">
      <style:text-properties officeooo:rsid="0036e0f7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KSHAT GOYAL</text:p>
      <text:p text:style-name="P3">Room no. <text:span text:style-name="T36">24</text:span> <text:span text:style-name="T36">Diamond </text:span>hostel,Indian School of Mines</text:p>
      <text:p text:style-name="P3">Dhanbad, Jharkhand, 826004</text:p>
      <text:p text:style-name="P1"><text:span text:style-name="T31"><text:s text:c="11"/></text:span><text:span text:style-name="T32">Email </text:span><text:span text:style-name="T31">: <text:s/></text:span><text:a xlink:type="simple" xlink:href="mailto:akshat@cse.ism.ac.in" text:style-name="Internet_20_link" text:visited-style-name="Visited_20_Internet_20_Link"><text:span text:style-name="T31">akshat@cse.ism.ac.in</text:span></text:a><text:span text:style-name="T31"><text:tab/><text:tab/> <text:s text:c="2"/><text:tab/> <text:s/><text:tab/><text:tab/><text:tab/> <text:s/>C</text:span><text:span text:style-name="T32">ontact :</text:span><text:span text:style-name="T31"> +919660027628</text:span></text:p>
      <text:p text:style-name="P12"/>
      <text:p text:style-name="P2">Education</text:p>
      <text:list xml:id="list2883271138740796213" text:style-name="L1">
        <text:list-item>
          <text:p text:style-name="P18">Bachelor of Technology with Master of Technology in Computer Science and Technology at <text:s/>Indian <text:span text:style-name="T35">Institute of Technology(ISM)</text:span> , Dhanbad.</text:p>
          <text:p text:style-name="P19">2013 – Present</text:p>
          <text:p text:style-name="P20"><text:span text:style-name="T7">current semester - </text:span><text:span text:style-name="T8">9</text:span><text:span text:style-name="T11">h</text:span><text:tab/></text:p>
        </text:list-item>
      </text:list>
      <text:p text:style-name="P4"><text:tab/><text:span text:style-name="T1">OGPA : 8.</text:span><text:span text:style-name="T4">7</text:span><text:span text:style-name="T6">2</text:span></text:p>
      <text:list xml:id="list4459816046263830577" text:style-name="L2">
        <text:list-item>
          <text:p text:style-name="P21">Class 12[CBSE] <text:s/>at Bakshi's Springdales Sr. Sec. School Kota, Rajasthan</text:p>
          <text:p text:style-name="P21">2013, <text:span text:style-name="T1">Percentage – 84%</text:span></text:p>
        </text:list-item>
        <text:list-item>
          <text:p text:style-name="P21">Class 10[CBSE] at Bakshi's Springdales Sr. Sec. School Kota, Rajasthan</text:p>
          <text:p text:style-name="P21">2011, <text:span text:style-name="T1">CGPA – 9.4/10.0</text:span></text:p>
        </text:list-item>
      </text:list>
      <text:p text:style-name="P12"/>
      <text:p text:style-name="P6">Academic Interests</text:p>
      <text:list xml:id="list7626660048474364291" text:style-name="L3">
        <text:list-item>
          <text:p text:style-name="P22">Recommendation System</text:p>
        </text:list-item>
        <text:list-item>
          <text:p text:style-name="P24">Artificial intelligence</text:p>
        </text:list-item>
        <text:list-item>
          <text:p text:style-name="P23">Machine Learning</text:p>
        </text:list-item>
      </text:list>
      <text:p text:style-name="P12"/>
      <text:p text:style-name="P6">Projects</text:p>
      <text:list xml:id="list448366715179972122" text:style-name="L4">
        <text:list-item>
          <text:p text:style-name="P35">Recommendation System <text:span text:style-name="T14">with </text:span>Serendipity Booster <text:span text:style-name="T14">using </text:span><text:span text:style-name="T39">N</text:span>ode.js<text:span text:style-name="T14"> and </text:span><text:span text:style-name="T38">Python</text:span><text:span text:style-name="T14">.</text:span></text:p>
        </text:list-item>
        <text:list-item>
          <text:p text:style-name="P37">Image Clustering <text:span text:style-name="T14">according to people in the image in Cpp.</text:span></text:p>
        </text:list-item>
        <text:list-item>
          <text:p text:style-name="P36">News Clustering System<text:span text:style-name="T14"> which cluster similar news ,fetched from RSS feed using python.</text:span></text:p>
        </text:list-item>
        <text:list-item>
          <text:p text:style-name="P37">Music Genre Classification <text:span text:style-name="T14">using</text:span> Reinforcement Learning.</text:p>
        </text:list-item>
        <text:list-item>
          <text:p text:style-name="P25">Made an <text:span text:style-name="T1">English language parser</text:span> <text:span text:style-name="T33">using Prolog </text:span>, which detects <text:span text:style-name="T33">i</text:span>f a sentence is grammatically correct or not.</text:p>
        </text:list-item>
        <text:list-item>
          <text:p text:style-name="P25"><text:span text:style-name="T20">Made a small</text:span> working <text:span text:style-name="T2">Naive Bayes</text:span> for data classification <text:span text:style-name="T33">using C++</text:span>.</text:p>
        </text:list-item>
        <text:list-item>
          <text:p text:style-name="P26">Made <text:span text:style-name="T34">a </text:span><text:span text:style-name="T3">URL </text:span><text:span text:style-name="T5">Meta data</text:span><text:span text:style-name="T3"> fetching</text:span><text:span text:style-name="T34"> program using Node.js.</text:span></text:p>
        </text:list-item>
        <text:list-item>
          <text:p text:style-name="P28">Made a 2 player <text:span text:style-name="T1">boxing game</text:span> using opengl in c.</text:p>
        </text:list-item>
        <text:list-item>
          <text:p text:style-name="P29">Made a site : jkudhyog.com using html,css,js.</text:p>
        </text:list-item>
      </text:list>
      <text:p text:style-name="P15"/>
      <text:p text:style-name="P9"><text:span text:style-name="T19">Technical Skill</text:span><text:span text:style-name="T17">s</text:span></text:p>
      <text:list xml:id="list6543861018881421454" text:style-name="L5">
        <text:list-item>
          <text:p text:style-name="P31"><text:s/>Languages <text:span text:style-name="T20">and Scripts<text:tab/> <text:s text:c="7"/></text:span>: C<text:span text:style-name="T20">(intermediate)</text:span>, C++<text:span text:style-name="T20">(intermediate)</text:span>, Bash<text:span text:style-name="T20">(Basic)</text:span>, Prolog<text:span text:style-name="T20">(Basic)</text:span>, <text:tab/><text:tab/><text:tab/><text:tab/> <text:s text:c="7"/><text:tab/><text:tab/><text:tab/> <text:span text:style-name="T20">MySQL(Basic), Python(basic). <text:s/></text:span></text:p>
        </text:list-item>
        <text:list-item>
          <text:p text:style-name="P32">Web Designing <text:tab/><text:tab/> <text:s text:c="7"/>: HTML(Basic) ,CSS(Basic) ,Javascipt(<text:span text:style-name="T37">Basic</text:span>), Php(Basic)</text:p>
        </text:list-item>
        <text:list-item>
          <text:p text:style-name="P30">Operating Systems<text:tab/> <text:s text:c="7"/>: Linux, Windows</text:p>
        </text:list-item>
      </text:list>
      <text:p text:style-name="P12"/>
      <text:p text:style-name="P10"/>
      <text:p text:style-name="P10"/>
      <text:p text:style-name="P10"/>
      <text:p text:style-name="P10"><text:soft-page-break/>Position of Responsibility</text:p>
      <text:list xml:id="list2025501033638753605" text:style-name="L6">
        <text:list-item>
          <text:p text:style-name="P40"><text:span text:style-name="Emphasis"><text:span text:style-name="T21">Lead </text:span></text:span><text:span text:style-name="Emphasis"><text:span text:style-name="T23">Photographer</text:span></text:span><text:span text:style-name="Emphasis"><text:span text:style-name="T21">, Buffered Reader, </text:span></text:span><text:span text:style-name="Emphasis"><text:span text:style-name="T22">Magazine Department of CSE, </text:span></text:span><text:span text:style-name="Emphasis"><text:span text:style-name="T23">IIT(</text:span></text:span><text:span text:style-name="Emphasis"><text:span text:style-name="T22">ISM</text:span></text:span><text:span text:style-name="Emphasis"><text:span text:style-name="T23">)</text:span></text:span><text:span text:style-name="Emphasis"><text:span text:style-name="T22"> Dhanbad</text:span></text:span></text:p>
        </text:list-item>
        <text:list-item>
          <text:p text:style-name="P41"><text:span text:style-name="Emphasis"><text:span text:style-name="T23">Mess Representative , Diamond Hostel, IIT(</text:span></text:span><text:span text:style-name="Emphasis"><text:span text:style-name="T22">ISM</text:span></text:span><text:span text:style-name="Emphasis"><text:span text:style-name="T23">) Dhanbad</text:span></text:span></text:p>
        </text:list-item>
      </text:list>
      <text:p text:style-name="P14"><text:span text:style-name="Emphasis"><text:span text:style-name="T24"/></text:span></text:p>
      <text:p text:style-name="P8"><text:span text:style-name="Emphasis"><text:span text:style-name="T18">Academic, Research &amp; Industrial Experience</text:span></text:span></text:p>
      <text:list xml:id="list8574409693406429260" text:style-name="L7">
        <text:list-item>
          <text:p text:style-name="P42"><text:span text:style-name="Emphasis"><text:span text:style-name="T25">Software engineer, <text:s/>Kalpkritii Inc, May 2016 – July 2016 </text:span></text:span></text:p>
        </text:list-item>
        <text:list-item>
          <text:p text:style-name="P43"><text:span text:style-name="Emphasis"><text:span text:style-name="T28">Software engineer, Samsung R&amp;D Institute India, Bangalore, May 2017 – July 2017</text:span></text:span></text:p>
        </text:list-item>
      </text:list>
      <text:p text:style-name="P13"/>
      <text:p text:style-name="P11"/>
      <text:p text:style-name="P11">Extracurricular Activities </text:p>
      <text:list xml:id="list2499505440071207193" text:style-name="L8">
        <text:list-item>
          <text:p text:style-name="P44"><text:span text:style-name="T29">W</text:span><text:span text:style-name="T30">on 2</text:span><text:span text:style-name="T13">nd</text:span><text:span text:style-name="T30"> prize in .dotMatrix (cyber awareness quiz), Cyberlabs - 201</text:span><text:span text:style-name="T29">6</text:span></text:p>
        </text:list-item>
        <text:list-item>
          <text:p text:style-name="P45"><text:span text:style-name="T30">Won 1</text:span><text:span text:style-name="T13">st</text:span><text:span text:style-name="T30"> prize in Mind fuzzy(techno-Maths quiz), Concetto –2014, Techno-Management fest,</text:span><text:span text:style-name="Emphasis"><text:span text:style-name="T26">IIT(</text:span></text:span><text:span text:style-name="Emphasis"><text:span text:style-name="T27">ISM</text:span></text:span><text:span text:style-name="Emphasis"><text:span text:style-name="T26">)</text:span></text:span><text:span text:style-name="T30"> Dhanbad.</text:span></text:p>
        </text:list-item>
        <text:list-item>
          <text:p text:style-name="P38"><text:span text:style-name="T14">Won 3</text:span><text:span text:style-name="T12">rd</text:span><text:span text:style-name="T14"> prize in Snappers(photography competition), Srijan -2014, cultural fest,</text:span><text:span text:style-name="Emphasis"><text:span text:style-name="T9">IIT(</text:span></text:span><text:span text:style-name="Emphasis"><text:span text:style-name="T10">ISM</text:span></text:span><text:span text:style-name="Emphasis"><text:span text:style-name="T9">)</text:span></text:span><text:span text:style-name="T14"> Dhanbad.</text:span></text:p>
        </text:list-item>
        <text:list-item>
          <text:p text:style-name="P33">Volunteered at Kartavya at ISM Dhanbad for 5 months. Taught G.K to underprivileged class 2 kids.</text:p>
        </text:list-item>
      </text:list>
      <text:p text:style-name="P17"/>
      <text:p text:style-name="P7">Hobbies</text:p>
      <text:list xml:id="list8414653359085657327" text:style-name="L9">
        <text:list-item>
          <text:p text:style-name="P27">Running</text:p>
        </text:list-item>
        <text:list-item>
          <text:p text:style-name="P34">Photography</text:p>
        </text:list-item>
        <text:list-item>
          <text:p text:style-name="P34">Reading novels</text:p>
        </text:list-item>
        <text:list-item>
          <text:p text:style-name="P34">Understanding how things work</text:p>
        </text:list-item>
        <text:list-item>
          <text:p text:style-name="P34">Reading technological and scientific blogs</text:p>
        </text:list-item>
      </text:list>
      <text:p text:style-name="P1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96cm" fo:margin-bottom="1.773cm" fo:margin-left="1.296cm" fo:margin-right="1.16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21:37:59.20</meta:creation-date>
    <dc:date>2017-10-28T16:22:00.536221815</dc:date>
    <meta:editing-duration>P1DT1H14M42S</meta:editing-duration>
    <meta:editing-cycles>47</meta:editing-cycles>
    <meta:generator>LibreOffice/5.0.3.2$Linux_X86_64 LibreOffice_project/00m0$Build-2</meta:generator>
    <dc:creator>akshat </dc:creator>
    <meta:document-statistic meta:table-count="0" meta:image-count="0" meta:object-count="0" meta:page-count="2" meta:paragraph-count="48" meta:word-count="345" meta:character-count="2367" meta:non-whitespace-character-count="2024"/>
  </office:meta>
</office:document-meta>
</file>